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9693"/>
    </style:style>
    <style:style style:name="T1" style:family="text">
      <style:text-properties officeooo:rsid="00019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COPY Dim_Customer <text:line-break/>TO 'C:\\Program Files\\PostgreSQL\\16\\data\\OLAP_DATA\\Dim_Customer.csv' <text:line-break/>WITH CSV HEADER;<text:line-break/></text:p>
      <text:p text:style-name="P1">COPY Dim_<text:span text:style-name="T1">Brand</text:span><text:line-break/>TO 'C:\\Program Files\\PostgreSQL\\16\\data\\OLAP_DATA\\Dim_<text:span text:style-name="T1">Brand</text:span>.csv' <text:line-break/>WITH CSV HEADER;</text:p>
      <text:p text:style-name="P1"><text:line-break/>COPY Dim_Product <text:line-break/>TO 'C:\\Program Files\\PostgreSQL\\16\\data\\OLAP_DATA\\Dim_Product.csv' <text:line-break/>WITH CSV HEADER;<text:line-break/><text:line-break/>COPY Dim_Supplier <text:line-break/>TO 'C:\\Program Files\\PostgreSQL\\16\\data\\OLAP_DATA\\Dim_Supplier.csv' <text:line-break/>WITH CSV HEADER;<text:line-break/><text:line-break/>COPY Dim_Date <text:line-break/>TO 'C:\\Program Files\\PostgreSQL\\16\\data\\OLAP_DATA\\Dim_Date.csv' <text:line-break/>WITH CSV HEADER;<text:line-break/><text:line-break/><text:line-break/>COPY Dim_Category <text:line-break/>TO 'C:\\Program Files\\PostgreSQL\\16\\data\\OLAP_DATA\\Dim_Category.csv' <text:line-break/>WITH CSV HEADER;<text:line-break/><text:line-break/><text:line-break/>COPY Fact_Sales <text:line-break/>TO 'C:\\Program Files\\PostgreSQL\\16\\data\\OLAP_DATA\\Fact_Sales.csv' <text:line-break/>WITH CSV HEADER;<text:line-break/><text:line-break/>COPY Fact_Inventory <text:line-break/>TO 'C:\\Program Files\\PostgreSQL\\16\\data\\OLAP_DATA\\Fact_Inventory.csv' <text:line-break/>WITH CSV HEADER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9:24:15.815000000</meta:creation-date>
    <dc:date>2025-01-19T23:01:59.982000000</dc:date>
    <meta:editing-duration>PT38M16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3" meta:word-count="64" meta:character-count="879" meta:non-whitespace-character-count="792"/>
  </office:meta>
</office:document-meta>
</file>